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8602037239673747248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8221605267859235157" text:style-name="L2">
        <text:list-item>
          <text:p text:style-name="P29">Walk 0.15 miles at the beginning of each ½ mile and then run the remaining 0.35 miles.</text:p>
        </text:list-item>
        <text:list-item>
          <text:p text:style-name="P29">If I want to average about 12:00/mile, the walking pace should be close 14:45/mile and the running pace should be close to 10:45/mile.</text:p>
        </text:list-item>
        <text:list-item>
          <text:p text:style-name="P29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list xml:id="list179794045738806608" text:style-name="L3">
        <text:list-item>
          <text:list>
            <text:list-header>
              <text:p text:style-name="P2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9T18:55:14.38</dc:date>
    <dc:creator>James Lombardi</dc:creator>
    <meta:editing-duration>PT8H33M58S</meta:editing-duration>
    <meta:editing-cycles>49</meta:editing-cycles>
    <meta:document-statistic meta:table-count="0" meta:image-count="0" meta:object-count="0" meta:page-count="17" meta:paragraph-count="541" meta:word-count="5941" meta:character-count="29419"/>
  </office:meta>
</office:document-meta>
</file>